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cm" fo:min-width="7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7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cm" fo:min-width="7.25cm"/>
      <style:paragraph-properties style:writing-mode="lr-tb"/>
    </style:style>
    <style:style style:name="gr5" style:family="graphic" style:parent-style-name="objectwithoutfill">
      <style:graphic-properties draw:marker-start="Nuolenkärjet_20_1" draw:marker-start-width="0.3cm" draw:marker-end="Nuolenkärjet_20_2" draw:marker-end-width="0.3cm" draw:fill="none" draw:textarea-vertical-align="middle"/>
    </style:style>
    <style:style style:name="gr6" style:family="graphic" style:parent-style-name="objectwithoutfill">
      <style:graphic-properties draw:marker-start="Nuolenkärjet_20_3" draw:marker-start-width="0.3cm" draw:marker-end="Nuolenkärjet_20_4" draw:marker-end-width="0.3cm" draw:fill="none" draw:textarea-vertical-align="middle"/>
    </style:style>
    <style:style style:name="gr7" style:family="graphic" style:parent-style-name="objectwithoutfill">
      <style:graphic-properties draw:marker-start="Nuolenkärjet_20_5" draw:marker-start-width="0.3cm" draw:marker-end="Nuolenkärjet_20_6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1.501cm"/>
    </style:style>
    <style:style style:name="gr10" style:family="graphic" style:parent-style-name="objectwithoutfill">
      <style:graphic-properties draw:marker-start="Nuolenkärjet_20_7" draw:marker-start-width="0.3cm" draw:marker-end="Nuolenkärjet_20_8" draw:marker-end-width="0.3cm" draw:fill="none" draw:textarea-vertical-align="middle"/>
    </style:style>
    <style:style style:name="gr11" style:family="graphic" style:parent-style-name="objectwithoutfill">
      <style:graphic-properties draw:marker-start="Nuolenkärjet_20_9" draw:marker-start-width="0.3cm" draw:marker-end="Nuolenkärjet_20_10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8.5cm" fo:min-width="0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g>
          <draw:custom-shape draw:style-name="gr1" draw:text-style-name="P2" xml:id="id1" draw:id="id1" draw:layer="layout" svg:width="7.5cm" svg:height="1.5cm" svg:x="6.75cm" svg:y="3cm">
            <text:p text:style-name="P1">Application layer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7.5cm" svg:height="1.75cm" svg:x="6.75cm" svg:y="6.75cm">
            <text:p text:style-name="P1">Datastorage layer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" draw:id="id3" draw:layer="layout" svg:width="7.5cm" svg:height="2cm" svg:x="6.75cm" svg:y="10.25cm">
            <text:p text:style-name="P1">Database engine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4" draw:id="id4" draw:layer="layout" svg:width="7.75cm" svg:height="2.25cm" svg:x="6.75cm" svg:y="14cm">
            <text:p text:style-name="P1">Disk storage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0.5cm" svg:y1="4.5cm" svg:x2="10.5cm" svg:y2="6.75cm" draw:start-shape="id1" draw:start-glue-point="2" draw:end-shape="id2" draw:end-glue-point="0" svg:d="M10500 4500v2250" svg:viewBox="0 0 1 2251">
            <text:p/>
          </draw:connector>
          <draw:connector draw:style-name="gr6" draw:text-style-name="P3" draw:layer="layout" draw:type="line" svg:x1="10.5cm" svg:y1="8.5cm" svg:x2="10.5cm" svg:y2="10.25cm" draw:start-shape="id2" draw:start-glue-point="2" draw:end-shape="id3" draw:end-glue-point="0" svg:d="M10500 8500v1750" svg:viewBox="0 0 1 1751">
            <text:p/>
          </draw:connector>
          <draw:connector draw:style-name="gr7" draw:text-style-name="P3" draw:layer="layout" draw:type="line" svg:x1="10.5cm" svg:y1="12.25cm" svg:x2="10.625cm" svg:y2="14cm" draw:start-shape="id3" draw:start-glue-point="2" draw:end-shape="id4" draw:end-glue-point="0" svg:d="M10500 12250l125 1750" svg:viewBox="0 0 126 1751">
            <text:p/>
          </draw:connector>
          <draw:frame draw:style-name="gr8" draw:text-style-name="P4" draw:layer="layout" svg:width="7.17cm" svg:height="0.963cm" svg:x="11.25cm" svg:y="5.25cm">
            <draw:text-box>
              <text:p>(API, for example fetch)</text:p>
            </draw:text-box>
          </draw:frame>
          <draw:frame draw:style-name="gr8" draw:text-style-name="P4" draw:layer="layout" svg:width="7.064cm" svg:height="0.963cm" svg:x="11.936cm" svg:y="9cm">
            <draw:text-box>
              <text:p>(API, for example SQL)</text:p>
            </draw:text-box>
          </draw:frame>
          <draw:frame draw:style-name="gr8" draw:text-style-name="P4" draw:layer="layout" svg:width="7.593cm" svg:height="0.963cm" svg:x="11.157cm" svg:y="12.787cm">
            <draw:text-box>
              <text:p>(API, read/write disk etc.)</text:p>
            </draw:text-box>
          </draw:frame>
          <draw:custom-shape draw:style-name="gr9" draw:text-style-name="P1" xml:id="id5" draw:id="id5" draw:layer="layout" svg:width="2cm" svg:height="2cm" svg:x="7.75cm" svg:y="1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1" xml:id="id6" draw:id="id6" draw:layer="layout" svg:width="2cm" svg:height="2cm" svg:x="11.5cm" svg:y="1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10" draw:text-style-name="P3" draw:layer="layout" draw:type="line" svg:x1="10.625cm" svg:y1="16.25cm" svg:x2="8.75cm" svg:y2="18cm" draw:start-shape="id4" draw:start-glue-point="2" draw:end-shape="id5" draw:end-glue-point="5" svg:d="M10625 16250l-1875 1750" svg:viewBox="0 0 1876 1751">
            <text:p/>
          </draw:connector>
          <draw:connector draw:style-name="gr11" draw:text-style-name="P3" draw:layer="layout" draw:type="line" svg:x1="10.625cm" svg:y1="16.25cm" svg:x2="12.5cm" svg:y2="18cm" draw:start-shape="id4" draw:start-glue-point="2" draw:end-shape="id6" draw:end-glue-point="5" svg:d="M10625 16250l1875 1750" svg:viewBox="0 0 1876 1751">
            <text:p/>
          </draw:connector>
          <draw:custom-shape draw:style-name="gr12" draw:text-style-name="P1" draw:layer="layout" svg:width="1.25cm" svg:height="8.75cm" svg:x="4cm" svg:y="6.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10" draw:display-name="Nuolenkärjet 10" svg:viewBox="0 0 20 20" svg:d="M0 20l10-20 10 20z"/>
    <draw:marker draw:name="Nuolenkärjet_20_2" draw:display-name="Nuolenkärjet 2" svg:viewBox="0 0 20 20" svg:d="M0 20l10-20 10 20z"/>
    <draw:marker draw:name="Nuolenkärjet_20_3" draw:display-name="Nuolenkärjet 3" svg:viewBox="0 0 20 20" svg:d="M0 20l10-20 10 20z"/>
    <draw:marker draw:name="Nuolenkärjet_20_4" draw:display-name="Nuolenkärjet 4" svg:viewBox="0 0 20 20" svg:d="M0 20l10-20 10 20z"/>
    <draw:marker draw:name="Nuolenkärjet_20_5" draw:display-name="Nuolenkärjet 5" svg:viewBox="0 0 20 20" svg:d="M0 20l10-20 10 20z"/>
    <draw:marker draw:name="Nuolenkärjet_20_6" draw:display-name="Nuolenkärjet 6" svg:viewBox="0 0 20 20" svg:d="M0 20l10-20 10 20z"/>
    <draw:marker draw:name="Nuolenkärjet_20_7" draw:display-name="Nuolenkärjet 7" svg:viewBox="0 0 20 20" svg:d="M0 20l10-20 10 20z"/>
    <draw:marker draw:name="Nuolenkärjet_20_8" draw:display-name="Nuolenkärjet 8" svg:viewBox="0 0 20 20" svg:d="M0 20l10-20 10 20z"/>
    <draw:marker draw:name="Nuolenkärjet_20_9" draw:display-name="Nuolenkärjet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9T13:49:34.807000000</meta:creation-date>
    <dc:date>2024-10-29T14:59:46.434000000</dc:date>
    <meta:editing-duration>PT49M2S</meta:editing-duration>
    <meta:editing-cycles>2</meta:editing-cycles>
    <meta:generator>LibreOffice/7.3.6.2$Windows_X86_64 LibreOffice_project/c28ca90fd6e1a19e189fc16c05f8f8924961e12e</meta:generator>
    <meta:document-statistic meta:object-count="16"/>
  </office:meta>
</office:document-meta>
</file>